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office:value-type="string" calcext:value-type="string">
            <text:p>“I’m not wrong. What’s wrong is this messed-up world!” – Ken Kaneki</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auses them to be susceptible to Dream Traps. Causes them to suffer from the Oblivious Status Effect. Causes them to hear a non-directional Lullaby instead. Hitting Survivors with a Basic Attack immediately pulls them into the Dream World, unless they are still protected from Microsleep. SPECIAL INTERACTION: WAKING UP. Survivors have several ways to leave the Dream World and wake up: Fail a Skill Check. Awake Survivors perform the Wake Up interaction on an asleep Survivor for 3 seconds. From the second time onwards, this interaction time is doubled to 6 seconds. Interact with their personal Alarm Clock for 3 seconds. SPECIAL TRAP: DREAM SNARES. The Nightmare starts the Trial with 5 Dream Snares in his inventory. Placing additional Dream Snares will recycle the oldest one. Press and hold the Power button to see the outline of a Dream Snare in front of The Nightmare, which also slows his Movement speed to 4.0 m/s. Release the Power button to place the trap: Causes Survivors who enter its Area of Effect to suffer from a -15 % Hindered Status Effect for as long as they remain inside it. This effect lingers for 3 seconds. Notifies The Nightmare when tripped. SPECIAL TRAP: DREAM PALLETS. The Nightmare starts the Trial with 7 Dream Pallets in his inventory, if using one of three specific Add-ons. Placing additional Dream Pallets will recycle the oldest one. Press the Power button when near a valid Spawn point for Pallets to place a Dream Pallet there: Dream Pallets are unable to stun The Nightmare and break immediately when dropped. Notify The Nightmare when dropped. SPECIAL LOCOMOTION: DREAM PROJECTION. Press and hold the Secondary Power button, once the Power Gauge is full, to perform a Dream Projection. Release the Secondary Power button prematurely to cancel the interaction: Grants the ability to teleport to any incomplete Generator. Causes blood to spew from the selected Generator during the interaction. Reduces the Cool-down duration of Dream Projection by a stack-able -15 % for each asleep Survivor, up to a maximum of -60 %. Dream Projection has a cool-down of 45 seconds.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 Playing the Skull Merchant is just like playing ches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Haste Status Effect.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Coming Soon</text:p>
          </table:table-cell>
          <table:table-cell office:value-type="string" calcext:value-type="string">
            <text:p>One-Eyed Terror</text:p>
          </table:table-cell>
          <table:table-cell office:value-type="string" calcext:value-type="string">
            <text:p>SPECIAL ABILITY: KAGUNE LEAP. Tap into your Ghoulish abilities to charge and launch the Kagune, tentacles that attach to vertical surfaces propelling you forward. You can quickly chain a second Kagune Leap for additional mobility, allowing you to traverse the Map with heightened speed. Hitting a healthy Survivor with your second Kagune Leap will damage them with a grab-attack, inflicting them with Deep Wounds and a Kagune Mark. You will then enter Enraged Mode. SPECIAL ABILITY: ENRAGED MODE. In Enraged Mode, you can perform up to three consecutive Kagune Leaps, propelling over vaults with superhuman speed. Enraged Mode remains active as long as a Survivor is afflicted with a Kagune Mark; they will lose the Mark if they are fully Mended or get downed. If no Survivors are Marked, Enraged Mode will end after a brief countdown.</text:p>
          </table:table-cell>
          <table:table-cell office:value-type="string" calcext:value-type="string">
            <text:p>“Coming Soon” – Danielle Pond</text:p>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6">00/00/0000</text:date>, <text:time style:data-style-name="N2" text:time-value="10:01:16.0203762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6T10:22:00.348272288</dc:date>
    <meta:editing-duration>PT14H59M12S</meta:editing-duration>
    <meta:editing-cycles>132</meta:editing-cycles>
    <meta:generator>LibreOffice/25.2.2.2$Linux_X86_64 LibreOffice_project/7370d4be9e3cf6031a51beef54ff3bda878e3fac</meta:generator>
    <meta:document-statistic meta:table-count="5" meta:cell-count="3119" meta:object-count="0"/>
  </office:meta>
</office:document-meta>
</file>